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4DC000000A6EAD4DE58.png" manifest:media-type="image/png"/>
  <manifest:file-entry manifest:full-path="Pictures/10000000000004EF000000B33AB4039D.png" manifest:media-type="image/png"/>
  <manifest:file-entry manifest:full-path="Pictures/10000000000004F2000000C1BC5F7653.png" manifest:media-type="image/png"/>
  <manifest:file-entry manifest:full-path="Pictures/10000000000004E7000000C7FA45183E.png" manifest:media-type="image/png"/>
  <manifest:file-entry manifest:full-path="Pictures/10000000000004D7000000B4891B54F7.png" manifest:media-type="image/png"/>
  <manifest:file-entry manifest:full-path="Pictures/10000000000004F0000000C7C4F432F6.png" manifest:media-type="image/png"/>
  <manifest:file-entry manifest:full-path="Pictures/10000000000004E1000000AF526C0254.png" manifest:media-type="image/png"/>
  <manifest:file-entry manifest:full-path="Pictures/10000000000004E7000000AC755F3813.png" manifest:media-type="image/png"/>
  <manifest:file-entry manifest:full-path="Pictures/10000000000004E20000009337A5C1E7.png" manifest:media-type="image/png"/>
  <manifest:file-entry manifest:full-path="Pictures/1000000000000048000000712764F6EE.png" manifest:media-type="image/png"/>
  <manifest:file-entry manifest:full-path="Pictures/10000201000002AD0000027A7553A484.png" manifest:media-type="image/png"/>
  <manifest:file-entry manifest:full-path="Pictures/10000000000002FF000001739AF0B4C7.png" manifest:media-type="image/png"/>
  <manifest:file-entry manifest:full-path="Pictures/10000000000000470000006E593D63D8.png" manifest:media-type="image/png"/>
  <manifest:file-entry manifest:full-path="Pictures/100000000000019D00000089A0B09762.png" manifest:media-type="image/png"/>
  <manifest:file-entry manifest:full-path="Pictures/2000000800005C690000781F37E26D50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2" svg:font-family="'Liberation Sans'" style:font-pitch="variable"/>
    <style:font-face style:name="Lucida Sans1" svg:font-family="'Lucida Sans'" style:font-pitch="variable"/>
    <style:font-face style:name="宋体" svg:font-family="宋体" style:font-pitch="variable"/>
    <style:font-face style:name="微软雅黑2" svg:font-family="微软雅黑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微软雅黑" svg:font-family="微软雅黑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1" svg:font-family="宋体" style:font-family-generic="system" style:font-pitch="variable"/>
    <style:font-face style:name="微软雅黑1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无划线无填充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111111" draw:fill="solid" draw:fill-color="#111111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none" draw:fill="none" fo:min-height="1.065cm"/>
    </style:style>
    <style:style style:name="gr6" style:family="graphic" style:parent-style-name="无划线无填充的对象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3.31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cm" fo:min-width="17.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8.1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cm" fo:min-width="18.50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cm" fo:min-width="18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paragraph-properties fo:margin-top="0cm" fo:margin-bottom="0.65cm"/>
      <style:text-properties fo:color="#ffffff" fo:font-size="16pt" style:font-size-asian="16pt" style:font-size-complex="16p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text-align="start" style:writing-mode="lr-tb"/>
      <style:text-properties style:font-name="微软雅黑" style:font-name-asian="微软雅黑"/>
    </style:style>
    <style:style style:name="P6" style:family="paragraph">
      <style:paragraph-properties fo:text-align="center"/>
      <style:text-properties style:font-name="宋体" fo:font-size="9pt" style:font-name-asian="宋体" style:font-size-asian="9pt" style:font-size-complex="9pt"/>
    </style:style>
    <style:style style:name="P7" style:family="paragraph">
      <style:text-properties fo:font-size="9pt" style:font-size-asian="9pt" style:font-size-complex="9pt"/>
    </style:style>
    <style:style style:name="T1" style:family="text">
      <style:text-properties fo:color="#ffffff" fo:font-size="16pt" style:font-size-asian="16pt" style:font-size-complex="16pt"/>
    </style:style>
    <style:style style:name="T2" style:family="text">
      <style:text-properties fo:color="#000000" fo:font-size="26pt" style:font-size-asian="26pt" style:font-name-complex="Arial1" style:font-size-complex="26pt"/>
    </style:style>
    <style:style style:name="T3" style:family="text">
      <style:text-properties style:font-name="宋体" fo:font-size="9pt" style:font-name-asian="宋体" style:font-size-asian="9pt" style:font-size-complex="9pt"/>
    </style:style>
    <style:style style:name="T4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19.297cm" svg:height="27.6cm" svg:x="0.8cm" svg:y="0.9cm">
          <draw:image xlink:href="Pictures/2000000800005C690000781F37E26D50.svm" xlink:type="simple" xlink:show="embed" xlink:actuate="onLoad">
            <text:p/>
          </draw:image>
        </draw:frame>
        <draw:frame draw:style-name="gr1" draw:text-style-name="P2" draw:layer="layout" svg:width="6.9cm" svg:height="3.338cm" svg:x="11.8cm" svg:y="2.633cm">
          <draw:image xlink:href="Pictures/10000000000002FF000001739AF0B4C7.png" xlink:type="simple" xlink:show="embed" xlink:actuate="onLoad">
            <text:p/>
          </draw:image>
        </draw:frame>
        <draw:custom-shape draw:style-name="gr2" draw:text-style-name="P2" draw:layer="layout" svg:width="2cm" svg:height="0.7cm" svg:x="2.102cm" svg:y="5.10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517cm" svg:height="1.4cm" svg:x="1.985cm" svg:y="5cm">
          <draw:text-box>
            <text:p><text:span text:style-name="T1">LEVEL</text:span></text:p>
          </draw:text-box>
        </draw:frame>
        <draw:path draw:style-name="gr4" draw:layer="layout" svg:width="0.633cm" svg:height="1.443cm" svg:x="4.5cm" svg:y="4.6cm" svg:viewBox="0 0 634 1444" svg:d="M246 0c106 0 106 0 106 0 32 32 32 32 32 32-11 198-11 198-11 198-21 0-21 0-21 0 11 342 11 342 11 342 63 10 113 31 144 63 32 43 22 127 0 177-53 144 86 144 118 314 102 417-700 427-619 10 43-169 170-180 106-314-31-60-42-144 11-197 21-22 53-32 92-43 21 208 21 208 21 208 10 11 10 11 10 11 11-229 11-229 11-229 0-342 0-342 0-342-21 0-21 0-21 0-11-198-11-198-11-198 21-32 21-32 21-32zM176 1175c0 54 0 54 0 54 289 0 289 0 289 0 0-54 0-54 0-54-289 0-289 0-289 0zM310 886c-32 0-64 10-85 31-21 22-32 50-32 82 0 31 11 63 32 84s53 32 85 32 63-21 81-42c21-22 35-43 35-74 0-43-14-60-35-82-18-21-49-31-81-31zM363 939c-11-11-32-22-53-22s-42 11-53 32c-11 7-21 28-21 50 0 21 10 42 21 52 11 11 32 22 53 22s42-11 53-22c10-21 21-31 21-52 0-22-11-43-21-60z">
          <text:p/>
        </draw:path>
        <draw:path draw:style-name="gr4" draw:layer="layout" svg:width="0.633cm" svg:height="1.443cm" svg:x="5.4cm" svg:y="4.6cm" svg:viewBox="0 0 634 1444" svg:d="M246 0c106 0 106 0 106 0 32 32 32 32 32 32-11 198-11 198-11 198-21 0-21 0-21 0 11 342 11 342 11 342 63 10 113 31 144 63 32 43 22 127 0 177-53 144 86 144 118 314 102 417-700 427-619 10 43-169 170-180 106-314-31-60-42-144 11-197 21-22 53-32 92-43 21 208 21 208 21 208 10 11 10 11 10 11 11-229 11-229 11-229 0-342 0-342 0-342-21 0-21 0-21 0-11-198-11-198-11-198 21-32 21-32 21-32zM176 1175c0 54 0 54 0 54 289 0 289 0 289 0 0-54 0-54 0-54-289 0-289 0-289 0zM310 886c-32 0-64 10-85 31-21 22-32 50-32 82 0 31 11 63 32 84s53 32 85 32 63-21 81-42c21-22 35-43 35-74 0-43-14-60-35-82-18-21-49-31-81-31zM363 939c-11-11-32-22-53-22s-42 11-53 32c-11 7-21 28-21 50 0 21 10 42 21 52 11 11 32 22 53 22s42-11 53-22c10-21 21-31 21-52 0-22-11-43-21-60z">
          <text:p/>
        </draw:path>
        <draw:frame draw:style-name="gr5" draw:text-style-name="P5" draw:layer="layout" svg:width="19cm" svg:height="1.441cm" svg:x="1cm" svg:y="1.022cm">
          <draw:text-box>
            <text:p text:style-name="P4"><text:span text:style-name="T2">月亮代表我的心</text:span><text:span text:style-name="T2">C</text:span></text:p>
          </draw:text-box>
        </draw:frame>
        <draw:frame draw:style-name="gr6" draw:text-style-name="P2" draw:layer="layout" svg:width="18.123cm" svg:height="16.774cm" svg:x="1.477cm" svg:y="3cm">
          <draw:image xlink:href="Pictures/10000201000002AD0000027A7553A484.png" xlink:type="simple" xlink:show="embed" xlink:actuate="onLoad">
            <text:p/>
          </draw:image>
        </draw:frame>
        <draw:frame draw:style-name="gr7" draw:text-style-name="P6" draw:layer="layout" svg:width="6.568cm" svg:height="0.979cm" svg:x="6.9cm" svg:y="28.601cm">
          <draw:text-box>
            <text:p text:style-name="P2"><text:span text:style-name="T3">Copyright </text:span><text:span text:style-name="T3">大象吉他俱乐部 </text:span><text:span text:style-name="T3">400 666 3475</text:span></text:p>
            <text:p text:style-name="P2"><text:span text:style-name="T3"><text:a xlink:href="http://www.daxiangs.com/" xlink:type="simple">www.daxiangs.com</text:a></text:span></text:p>
          </draw:text-box>
        </draw:frame>
        <draw:frame draw:style-name="gr1" draw:text-style-name="P2" draw:layer="layout" svg:width="6.053cm" svg:height="2.008cm" svg:x="1.9cm" svg:y="2.4cm">
          <draw:image xlink:href="Pictures/100000000000019D00000089A0B09762.png" xlink:type="simple" xlink:show="embed" xlink:actuate="onLoad">
            <text:p/>
          </draw:image>
        </draw:frame>
        <draw:frame draw:style-name="gr8" draw:text-style-name="P7" draw:layer="layout" svg:width="18.2cm" svg:height="1.081cm" svg:x="1.2cm" svg:y="13.1cm">
          <draw:text-box>
            <text:p><text:span text:style-name="T4"><text:s text:c="4"/></text:span><text:span text:style-name="T4">问 <text:s text:c="11"/>我 <text:s text:c="2"/>爱 <text:s text:c="10"/>你 <text:s text:c="8"/>有 <text:s text:c="10"/>多 <text:s text:c="2"/>深 <text:s text:c="11"/>我 <text:s text:c="8"/>爱 <text:s text:c="10"/>你 <text:s text:c="3"/>有 <text:s text:c="10"/>几 <text:s text:c="8"/>分 <text:s text:c="27"/>我 的</text:span></text:p>
            <text:p><text:span text:style-name="T4"><text:s text:c="181"/></text:span><text:span text:style-name="T4">我 的</text:span></text:p>
          </draw:text-box>
        </draw:frame>
        <draw:frame draw:style-name="gr9" draw:text-style-name="P7" draw:layer="layout" svg:width="18.434cm" svg:height="1.1cm" svg:x="1.3cm" svg:y="17.3cm">
          <draw:text-box>
            <text:p><text:span text:style-name="T4">情 <text:s text:c="11"/>也 <text:s text:c="2"/>真 <text:s text:c="7"/>我 的 <text:s text:c="7"/>爱 <text:s text:c="11"/>也 <text:s text:c="3"/>真 <text:s text:c="6"/>月 亮 <text:s text:c="8"/>代 <text:s text:c="10"/>表 <text:s text:c="3"/>我 <text:s text:c="7"/>的 <text:s text:c="11"/>心 <text:s text:c="33"/>你 <text:s text:c="3"/></text:span></text:p>
            <text:p><text:span text:style-name="T4">情 <text:s text:c="11"/>不 <text:s text:c="2"/>移 <text:s text:c="7"/>我 的 <text:s text:c="7"/>爱 <text:s text:c="11"/>不 <text:s text:c="3"/>变 <text:s text:c="6"/>月 亮 <text:s/></text:span></text:p>
          </draw:text-box>
        </draw:frame>
        <draw:frame draw:style-name="gr7" draw:text-style-name="P7" draw:layer="layout" svg:width="18.32cm" svg:height="0.666cm" svg:x="1.269cm" svg:y="22.153cm">
          <draw:text-box>
            <text:p><text:span text:style-name="T4">代 <text:s text:c="14"/>表 <text:s text:c="2"/>我 <text:s text:c="7"/>的 <text:s text:c="13"/>心 <text:s text:c="26"/>轻 <text:s text:c="6"/>轻 <text:s text:c="12"/>的 <text:s text:c="4"/>一 <text:s text:c="7"/>个 <text:s text:c="12"/>吻 <text:s text:c="31"/>已 <text:s/>经</text:span></text:p>
          </draw:text-box>
        </draw:frame>
        <draw:frame draw:style-name="gr10" draw:text-style-name="P7" draw:layer="layout" svg:width="18.62cm" svg:height="0.666cm" svg:x="1.18cm" svg:y="26.534cm">
          <draw:text-box>
            <text:p><text:span text:style-name="T4">打 <text:s text:c="12"/>动 <text:s text:c="3"/>我 <text:s text:c="7"/>的 <text:s text:c="11"/>心 <text:s text:c="29"/>深 <text:s text:c="12"/>深 <text:s text:c="11"/>的 <text:s text:c="3"/>一 <text:s text:c="7"/>段 <text:s text:c="11"/>情 <text:s text:c="29"/>叫 我</text:span></text:p>
          </draw:text-box>
        </draw:frame>
        <draw:frame draw:style-name="gr1" draw:text-style-name="P2" draw:layer="layout" svg:width="1.033cm" svg:height="1.6cm" svg:x="8.381cm" svg:y="2.661cm">
          <draw:image xlink:href="Pictures/10000000000000470000006E593D63D8.png" xlink:type="simple" xlink:show="embed" xlink:actuate="onLoad">
            <text:p/>
          </draw:image>
        </draw:frame>
        <draw:frame draw:style-name="gr1" draw:text-style-name="P2" draw:layer="layout" svg:width="1.019cm" svg:height="1.6cm" svg:x="9.9cm" svg:y="2.7cm">
          <draw:image xlink:href="Pictures/1000000000000048000000712764F6EE.png" xlink:type="simple" xlink:show="embed" xlink:actuate="onLoad">
            <text:p/>
          </draw:image>
        </draw:frame>
        <draw:frame draw:style-name="gr1" draw:text-style-name="P2" draw:layer="layout" svg:width="18.5cm" svg:height="2.174cm" svg:x="1.1cm" svg:y="6.767cm">
          <draw:image xlink:href="Pictures/10000000000004E20000009337A5C1E7.png" xlink:type="simple" xlink:show="embed" xlink:actuate="onLoad">
            <text:p/>
          </draw:image>
        </draw:frame>
        <draw:frame draw:style-name="gr1" draw:text-style-name="P2" draw:layer="layout" svg:width="18.599cm" svg:height="2.605cm" svg:x="1.001cm" svg:y="10.2cm">
          <draw:image xlink:href="Pictures/10000000000004E1000000AF526C0254.png" xlink:type="simple" xlink:show="embed" xlink:actuate="onLoad">
            <text:p/>
          </draw:image>
        </draw:frame>
        <draw:frame draw:style-name="gr1" draw:text-style-name="P2" draw:layer="layout" svg:width="18.999cm" svg:height="2.99cm" svg:x="0.901cm" svg:y="13.91cm">
          <draw:image xlink:href="Pictures/10000000000004F0000000C7C4F432F6.png" xlink:type="simple" xlink:show="embed" xlink:actuate="onLoad">
            <text:p/>
          </draw:image>
        </draw:frame>
        <draw:frame draw:style-name="gr11" draw:text-style-name="P7" draw:layer="layout" svg:width="3.2cm" svg:height="0.666cm" svg:x="16.4cm" svg:y="8.6cm">
          <draw:text-box>
            <text:p><text:span text:style-name="T4"><text:s text:c="24"/></text:span><text:span text:style-name="T4">你</text:span></text:p>
          </draw:text-box>
        </draw:frame>
        <draw:frame draw:style-name="gr1" draw:text-style-name="P2" draw:layer="layout" svg:width="18.799cm" svg:height="2.979cm" svg:x="1.101cm" svg:y="18.621cm">
          <draw:image xlink:href="Pictures/10000000000004E7000000C7FA45183E.png" xlink:type="simple" xlink:show="embed" xlink:actuate="onLoad">
            <text:p/>
          </draw:image>
        </draw:frame>
        <draw:frame draw:style-name="gr1" draw:text-style-name="P2" draw:layer="layout" svg:width="18.88cm" svg:height="2.587cm" svg:x="0.9cm" svg:y="23.2cm">
          <draw:image xlink:href="Pictures/10000000000004E7000000AC755F3813.png" xlink:type="simple" xlink:show="embed" xlink:actuate="onLoad">
            <text:p/>
          </draw:image>
        </draw:frame>
      </draw:page>
      <draw:page draw:name="page2" draw:style-name="dp1" draw:master-page-name="默认">
        <draw:frame draw:style-name="gr1" draw:text-style-name="P1" draw:layer="layout" svg:width="19.5cm" svg:height="27.6cm" svg:x="0.8cm" svg:y="1.2cm">
          <draw:image xlink:href="Pictures/2000000800005C690000781F37E26D50.svm" xlink:type="simple" xlink:show="embed" xlink:actuate="onLoad">
            <text:p/>
          </draw:image>
        </draw:frame>
        <draw:frame draw:style-name="gr3" draw:text-style-name="P3" draw:layer="layout" svg:width="2.517cm" svg:height="1.4cm" svg:x="1.985cm" svg:y="5cm">
          <draw:text-box>
            <text:p><text:span text:style-name="T1">EL</text:span></text:p>
          </draw:text-box>
        </draw:frame>
        <draw:frame draw:style-name="gr6" draw:text-style-name="P2" draw:layer="layout" svg:width="18.123cm" svg:height="16.774cm" svg:x="1.477cm" svg:y="3cm">
          <draw:image xlink:href="Pictures/10000201000002AD0000027A7553A484.png" xlink:type="simple" xlink:show="embed" xlink:actuate="onLoad">
            <text:p/>
          </draw:image>
        </draw:frame>
        <draw:frame draw:style-name="gr7" draw:text-style-name="P6" draw:layer="layout" svg:width="6.568cm" svg:height="0.979cm" svg:x="6.9cm" svg:y="26.501cm">
          <draw:text-box>
            <text:p text:style-name="P2"><text:span text:style-name="T3">Copyright </text:span><text:span text:style-name="T3">大象吉他俱乐部 </text:span><text:span text:style-name="T3">400 666 3475</text:span></text:p>
            <text:p text:style-name="P2"><text:span text:style-name="T3"><text:a xlink:href="http://www.daxiangs.com/" xlink:type="simple">www.daxiangs.com</text:a></text:span></text:p>
          </draw:text-box>
        </draw:frame>
        <draw:frame draw:style-name="gr12" draw:text-style-name="P7" draw:layer="layout" svg:width="19.002cm" svg:height="1.12cm" svg:x="1.12cm" svg:y="8.18cm">
          <draw:text-box>
            <text:p><text:span text:style-name="T4"><text:s text:c="2"/></text:span><text:span text:style-name="T4">爱 <text:s text:c="10"/>你 <text:s text:c="4"/>有 <text:s text:c="11"/>几 <text:s text:c="7"/>分 <text:s text:c="29"/>你 去 <text:s text:c="8"/>想 <text:s text:c="10"/>一 <text:s text:c="3"/>想 <text:s text:c="7"/>你 去 <text:s text:c="7"/>看 <text:s text:c="11"/>一 <text:s text:c="3"/>看 <text:s text:c="7"/>月 亮</text:span></text:p>
            <text:p><text:span text:style-name="T4"><text:s text:c="181"/></text:span></text:p>
          </draw:text-box>
        </draw:frame>
        <draw:frame draw:style-name="gr9" draw:text-style-name="P7" draw:layer="layout" svg:width="18.4cm" svg:height="1.1cm" svg:x="1cm" svg:y="15.3cm">
          <draw:text-box>
            <text:p><text:span text:style-name="T4"><text:s text:c="3"/></text:span><text:span text:style-name="T4">代 <text:s text:c="23"/>表 <text:s text:c="7"/>我 <text:s text:c="16"/>的 <text:s text:c="20"/>心 <text:s text:c="21"/></text:span></text:p>
          </draw:text-box>
        </draw:frame>
        <draw:frame draw:style-name="gr11" draw:text-style-name="P7" draw:layer="layout" svg:width="3.2cm" svg:height="0.666cm" svg:x="16.4cm" svg:y="8.6cm">
          <draw:text-box>
            <text:p><text:span text:style-name="T4"><text:s text:c="24"/></text:span></text:p>
          </draw:text-box>
        </draw:frame>
        <draw:frame draw:style-name="gr1" draw:text-style-name="P2" draw:layer="layout" svg:width="18.999cm" svg:height="2.895cm" svg:x="0.901cm" svg:y="5.305cm">
          <draw:image xlink:href="Pictures/10000000000004F2000000C1BC5F7653.png" xlink:type="simple" xlink:show="embed" xlink:actuate="onLoad">
            <text:p/>
          </draw:image>
        </draw:frame>
        <draw:frame draw:style-name="gr1" draw:text-style-name="P2" draw:layer="layout" svg:width="18.799cm" svg:height="2.73cm" svg:x="1.201cm" svg:y="12.641cm">
          <draw:image xlink:href="Pictures/10000000000004D7000000B4891B54F7.png" xlink:type="simple" xlink:show="embed" xlink:actuate="onLoad">
            <text:p/>
          </draw:image>
        </draw:frame>
        <draw:frame draw:style-name="gr1" draw:text-style-name="P2" draw:layer="layout" svg:width="18.98cm" svg:height="2.688cm" svg:x="1.039cm" svg:y="1.532cm">
          <draw:image xlink:href="Pictures/10000000000004EF000000B33AB4039D.png" xlink:type="simple" xlink:show="embed" xlink:actuate="onLoad">
            <text:p/>
          </draw:image>
        </draw:frame>
        <draw:frame draw:style-name="gr7" draw:text-style-name="P7" draw:layer="layout" svg:width="18.265cm" svg:height="0.666cm" svg:x="1.442cm" svg:y="4.734cm">
          <draw:text-box>
            <text:p><text:span text:style-name="T4">思 <text:s text:c="13"/>念 <text:s text:c="2"/>到 <text:s text:c="7"/>如 <text:s text:c="13"/>今 <text:s text:c="27"/>你 <text:s text:c="5"/>问 <text:s text:c="12"/>我 <text:s text:c="2"/>爱 <text:s text:c="14"/>你 <text:s text:c="8"/>有 <text:s text:c="13"/>多 <text:s text:c="2"/>深 <text:s text:c="12"/>我</text:span></text:p>
          </draw:text-box>
        </draw:frame>
        <draw:frame draw:style-name="gr1" draw:text-style-name="P2" draw:layer="layout" svg:width="18.799cm" svg:height="2.507cm" svg:x="1.201cm" svg:y="9.2cm">
          <draw:image xlink:href="Pictures/10000000000004DC000000A6EAD4DE58.png" xlink:type="simple" xlink:show="embed" xlink:actuate="onLoad">
            <text:p/>
          </draw:image>
        </draw:frame>
        <draw:frame draw:style-name="gr13" draw:text-style-name="P7" draw:layer="layout" svg:width="18.742cm" svg:height="1.1cm" svg:x="1.2cm" svg:y="12cm">
          <draw:text-box>
            <text:p><text:span text:style-name="T4"><text:s/></text:span><text:span text:style-name="T4">代 <text:s text:c="13"/>表 <text:s text:c="2"/>我 <text:s text:c="13"/>的 <text:s text:c="7"/>心 <text:s text:c="24"/>你 去 <text:s text:c="5"/>想 <text:s text:c="12"/>一 <text:s text:c="3"/>想 <text:s text:c="7"/>你 <text:s/>去 <text:s text:c="8"/>看 <text:s text:c="12"/>一 <text:s text:c="3"/>看 <text:s text:c="7"/>月 亮 <text:s text:c="2"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2" svg:font-family="'Liberation Sans'" style:font-pitch="variable"/>
    <style:font-face style:name="Lucida Sans1" svg:font-family="'Lucida Sans'" style:font-pitch="variable"/>
    <style:font-face style:name="宋体" svg:font-family="宋体" style:font-pitch="variable"/>
    <style:font-face style:name="微软雅黑2" svg:font-family="微软雅黑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微软雅黑" svg:font-family="微软雅黑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1" svg:font-family="宋体" style:font-family-generic="system" style:font-pitch="variable"/>
    <style:font-face style:name="微软雅黑1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1" style:font-family-asian="微软雅黑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划线无填充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4T19:54:15.468000000</meta:creation-date>
    <dc:date>2015-11-21T12:58:58.328000000</dc:date>
    <meta:editing-duration>PT1H40S</meta:editing-duration>
    <meta:editing-cycles>11</meta:editing-cycles>
    <meta:generator>捷速PDF编辑器/1.0.0.0$Windows_x86 LibreOffice_project/100$Build-0</meta:generator>
    <meta:document-statistic meta:object-count="35"/>
  </office:meta>
</office:document-meta>
</file>